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3" svg:font-family="Arial"/>
    <style:font-face style:name="Lucida Sans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Calibri2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Calibri3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fo:color="#000000" loext:opacity="100%" style:font-name="Arial1" fo:font-size="8pt" fo:font-style="italic" officeooo:paragraph-rsid="001f449d" style:font-size-asian="8pt" style:font-style-asian="italic" style:font-size-complex="8pt" style:font-style-complex="italic"/>
    </style:style>
    <style:style style:name="P4" style:family="paragraph" style:parent-style-name="Standard_20__28_user_29_">
      <style:paragraph-properties fo:text-align="end" style:justify-single-word="false"/>
      <style:text-properties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margin-left="0cm" fo:margin-right="0cm" fo:margin-top="0cm" fo:margin-bottom="0.21cm" style:contextual-spacing="false" fo:text-align="center" style:justify-single-word="false" fo:text-indent="0cm" style:auto-text-indent="false"/>
      <style:text-properties fo:color="#000000" loext:opacity="100%" style:font-name="Arial1" fo:font-size="10pt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6" style:family="paragraph" style:parent-style-name="Standard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7" style:family="paragraph" style:parent-style-name="Standard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officeooo:paragraph-rsid="0049abf0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8" style:family="paragraph" style:parent-style-name="Standard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officeooo:paragraph-rsid="005614f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9" style:family="paragraph" style:parent-style-name="Standard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fo:font-weight="bold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10" style:family="paragraph" style:parent-style-name="Standard">
      <style:paragraph-properties fo:margin-top="0cm" fo:margin-bottom="0.21cm" style:contextual-spacing="false" fo:text-align="center" style:justify-single-word="false"/>
      <style:text-properties fo:color="#000000" loext:opacity="100%" style:font-name="Arial1" fo:font-size="10pt" officeooo:rsid="00006a50" officeooo:paragraph-rsid="004d3cbc" style:font-size-asian="10pt" style:font-name-complex="Arial4" style:font-size-complex="10pt" style:font-weight-complex="bold"/>
    </style:style>
    <style:style style:name="P11" style:family="paragraph" style:parent-style-name="Standard">
      <style:paragraph-properties fo:margin-top="0cm" fo:margin-bottom="0.21cm" style:contextual-spacing="false" fo:text-align="justify" style:justify-single-word="false"/>
      <style:text-properties fo:color="#000000" loext:opacity="100%" style:font-name="Arial" fo:font-size="10pt" fo:language="es" fo:country="ES" officeooo:paragraph-rsid="005614fd" style:letter-kerning="true" fo:background-color="transparent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2" style:family="paragraph" style:parent-style-name="Standard">
      <style:paragraph-properties fo:margin-top="0cm" fo:margin-bottom="0.21cm" style:contextual-spacing="false" fo:text-align="justify" style:justify-single-word="false"/>
      <style:text-properties fo:color="#2a6099" loext:opacity="100%" style:font-name="Arial1" fo:font-size="10pt" fo:font-weight="bold" officeooo:rsid="00520ffa" officeooo:paragraph-rsid="00520ffa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13" style:family="paragraph" style:parent-style-name="Standard">
      <style:paragraph-properties fo:margin-top="0cm" fo:margin-bottom="0.21cm" style:contextual-spacing="false" fo:text-align="justify" style:justify-single-word="false"/>
      <style:text-properties officeooo:paragraph-rsid="005614fd"/>
    </style:style>
    <style:style style:name="P14" style:family="paragraph" style:parent-style-name="Standard">
      <style:paragraph-properties fo:margin-top="0cm" fo:margin-bottom="0.21cm" style:contextual-spacing="false" fo:text-align="justify" style:justify-single-word="false"/>
      <style:text-properties officeooo:paragraph-rsid="0056fb93"/>
    </style:style>
    <style:style style:name="P15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1" fo:font-size="13pt" fo:font-style="italic" fo:font-weight="bold" officeooo:rsid="003ecc1f" officeooo:paragraph-rsid="003ecc1f" style:letter-kerning="true" style:font-name-asian="SimSun" style:font-size-asian="13pt" style:language-asian="zh" style:country-asian="CN" style:font-style-asian="italic" style:font-weight-asian="bold" style:font-name-complex="Lucida Sans1" style:font-size-complex="13pt" style:language-complex="hi" style:country-complex="IN" style:font-weight-complex="bold"/>
    </style:style>
    <style:style style:name="P16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" fo:font-size="10pt" officeooo:paragraph-rsid="004d3cbc" style:font-size-asian="10pt" style:font-name-complex="Arial4" style:font-size-complex="10pt"/>
    </style:style>
    <style:style style:name="P17" style:family="paragraph" style:parent-style-name="Text_20_body">
      <style:paragraph-properties fo:margin-top="0cm" fo:margin-bottom="0.212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49ab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margin-top="0cm" fo:margin-bottom="0.212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49abf0" style:letter-kerning="true" style:font-name-asian="SimSun" style:font-size-asian="10pt" style:language-asian="zh" style:country-asian="CN" style:font-style-asian="normal" style:font-weight-asian="normal" style:font-name-complex="Arial4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9" style:family="paragraph" style:parent-style-name="Text_20_body_20__28_user_29_" style:master-page-name="Standard">
      <style:paragraph-properties fo:margin-top="0cm" fo:margin-bottom="0.21cm" style:contextual-spacing="false" fo:text-align="center" style:justify-single-word="false" style:page-number="auto"/>
      <style:text-properties fo:color="#000000" loext:opacity="100%" style:font-name="Arial1" fo:font-size="13pt" fo:font-style="italic" fo:font-weight="bold" officeooo:rsid="003ecc1f" officeooo:paragraph-rsid="003ecc1f" style:letter-kerning="true" style:font-name-asian="SimSun" style:font-size-asian="13pt" style:language-asian="zh" style:country-asian="CN" style:font-style-asian="italic" style:font-weight-asian="bold" style:font-name-complex="Lucida Sans1" style:font-size-complex="13pt" style:language-complex="hi" style:country-complex="IN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style:font-name="Arial1" fo:font-size="10pt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2" style:family="text">
      <style:text-properties fo:color="#000000" loext:opacity="100%" style:font-name="Arial1" fo:font-size="10pt" officeooo:rsid="0047e721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3" style:family="text">
      <style:text-properties fo:color="#000000" loext:opacity="100%" style:font-name="Arial1" fo:font-size="10pt" officeooo:rsid="004b39a4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4" style:family="text">
      <style:text-properties fo:color="#000000" loext:opacity="100%" style:font-name="Arial1" fo:font-size="10pt" officeooo:rsid="004f21df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5" style:family="text">
      <style:text-properties fo:color="#000000" loext:opacity="100%" style:font-name="Arial1" fo:font-size="10pt" officeooo:rsid="0050daf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6" style:family="text">
      <style:text-properties fo:color="#000000" loext:opacity="100%" style:font-name="Arial1" fo:font-size="10pt" officeooo:rsid="005614f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7" style:family="text">
      <style:text-properties fo:color="#000000" loext:opacity="100%" style:font-name="Arial1" fo:font-size="10pt" fo:font-weight="bold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458218" style:font-weight-asian="bold"/>
    </style:style>
    <style:style style:name="T10" style:family="text">
      <style:text-properties fo:font-weight="bold" officeooo:rsid="00658e34" style:font-weight-asian="bold"/>
    </style:style>
    <style:style style:name="T11" style:family="text">
      <style:text-properties officeooo:rsid="0047e721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49abf0"/>
    </style:style>
    <style:style style:name="T14" style:family="text">
      <style:text-properties style:font-name="Arial3" fo:letter-spacing="-0.004cm" fo:language="es" fo:country="ES" fo:font-style="normal" style:text-underline-style="none" fo:font-weight="normal" officeooo:rsid="00040fc1" style:letter-kerning="true" fo:background-color="transparent" loext:char-shading-value="0" style:font-name-asian="SimSun" style:language-asian="zh" style:country-asian="CN" style:font-weight-asian="normal" style:font-name-complex="Arial" style:language-complex="hi" style:country-complex="IN" style:font-weight-complex="normal"/>
    </style:style>
    <style:style style:name="T15" style:family="text">
      <style:text-properties style:font-name="Arial3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16" style:family="text">
      <style:text-properties style:font-name="Arial3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" style:font-weight-complex="bold"/>
    </style:style>
    <style:style style:name="T17" style:family="text">
      <style:text-properties style:font-name="Arial2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" style:font-weight-complex="bold"/>
    </style:style>
    <style:style style:name="T18" style:family="text">
      <style:text-properties fo:language="es" fo:country="ES" fo:font-weight="bold" officeooo:rsid="00149f96" style:font-weight-asian="bold" style:font-weight-complex="bold"/>
    </style:style>
    <style:style style:name="T19" style:family="text">
      <style:text-properties officeooo:rsid="004f21df"/>
    </style:style>
    <style:style style:name="T20" style:family="text">
      <style:text-properties fo:color="#2a6099" loext:opacity="100%" style:font-name="Arial" fo:font-size="10pt" fo:font-weight="bold" officeooo:rsid="0055a7b6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21" style:family="text">
      <style:text-properties fo:color="#2a6099" loext:opacity="100%" style:font-name="Arial" fo:font-size="10pt" fo:font-weight="bold" officeooo:rsid="0058370e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22" style:family="text">
      <style:text-properties fo:color="#2a6099" loext:opacity="100%" style:font-name="Arial" fo:font-size="10pt" fo:font-weight="bold" officeooo:rsid="00598efb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23" style:family="text">
      <style:text-properties fo:color="#2a6099" loext:opacity="100%" style:font-name="Arial" fo:font-size="10pt" fo:font-weight="bold" officeooo:rsid="0064daf0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24" style:family="text">
      <style:text-properties fo:color="#2a6099" loext:opacity="100%" style:font-name="Arial" fo:font-weight="bold" officeooo:rsid="0064daf0" style:font-weight-asian="bold"/>
    </style:style>
    <style:style style:name="T25" style:family="text">
      <style:text-properties fo:color="#2a6099" loext:opacity="100%" fo:font-weight="bold" officeooo:rsid="0064daf0" style:font-weight-asian="bold"/>
    </style:style>
    <style:style style:name="T26" style:family="text">
      <style:text-properties fo:color="#2a6099" loext:opacity="100%" fo:font-weight="bold" officeooo:rsid="00658e34" style:font-weight-asian="bold"/>
    </style:style>
    <style:style style:name="T27" style:family="text">
      <style:text-properties fo:font-weight="normal" officeooo:rsid="00658e34" style:font-weight-asian="normal" style:font-weight-complex="normal"/>
    </style:style>
    <style:style style:name="T28" style:family="text">
      <style:text-properties fo:font-weight="normal" officeooo:rsid="006632c0" style:font-weight-asian="normal" style:font-weight-complex="normal"/>
    </style:style>
    <style:style style:name="T29" style:family="text">
      <style:text-properties fo:color="#000000" loext:opacity="100%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RESOLUCIÓN INFORMACIÓN PÚBLICA</text:p>
      <text:p text:style-name="P15"/>
      <text:p text:style-name="P17">Número de expediente: $$V_NUMEXP$$ </text:p>
      <text:p text:style-name="P17">Nombre del expediente: $$V_TITULOEXP$$</text:p>
      <text:p text:style-name="P18">Fecha: $$DIA_SISTEMA$$ <text:span text:style-name="T13">de </text:span>$$MES_SISTEMA$$ <text:span text:style-name="T13">de</text:span> $$EJERCICIO_SISTEMA$$</text:p>
      <text:p text:style-name="P18"/>
      <text:p text:style-name="P14"><text:span text:style-name="T20">[En caso de</text:span><text:span text:style-name="T21"> </text:span><text:span text:style-name="T22">consulta pública previa</text:span><text:span text:style-name="T21">]</text:span><text:span text:style-name="T1">Vista la consulta pública a la que se ha sometido la aprobación de la </text:span><text:span text:style-name="T4">o</text:span><text:span text:style-name="T1">rdenanza </text:span><text:span text:style-name="T4">g</text:span><text:span text:style-name="T2">eneral</text:span><text:span text:style-name="T1"> de </text:span><text:span text:style-name="T4">s</text:span><text:span text:style-name="T1">ubvenciones, de acuerdo con la </text:span><text:span text:style-name="T4">r</text:span><text:span text:style-name="T1">esolución de </text:span><text:span text:style-name="T3">$$ALCALDIA$$</text:span><text:span text:style-name="T1"> $$NUM_REA$$.</text:span></text:p>
      <text:p text:style-name="P6">Visto el texto del proyecto de <text:span text:style-name="T19">o</text:span>rdenanza <text:span text:style-name="T19">g</text:span><text:span text:style-name="T11">eneral</text:span> de <text:span text:style-name="T19">s</text:span>ubvenciones que se propone aprobar.</text:p>
      <text:p text:style-name="P6">En aplicación del principio de transparencia, de conformidad con el artículo 129.5 de la Ley 39/2015, de 1 de octubre, de<text:span text:style-name="T19">l</text:span> Procedimiento Administrativo Común de las Administraciones Públicas, las Administraciones públicas posibilitarán que los potenciales destinatarios tengan una participación activa en la elaboración de las normas. </text:p>
      <text:p text:style-name="P7">De acuerdo con lo previsto en el artículo 133.2 de la Ley 39/2015, de 1 de octubre, <text:span text:style-name="T12">“sin perjuicio de la consulta previa a la redacción del texto de la iniciativa, cuando la norma afecte a los derechos e intereses legítimos de las personas, el centro directivo competente publicará el texto en el portal web correspondiente, con el objeto de dar audiencia a los ciudadanos afectados y recabar cuantas aportaciones adicionales puedan hacerse por otras personas o entidades. Asimismo, podrá también recabarse directamente la opinión de las organizaciones o asociaciones reconocidas por ley que agrupen o representen a las personas cuyos derechos o intereses legítimos se vieren afectados por la norma y cuyos fines guarden relación directa con su objeto.”</text:span></text:p>
      <text:p text:style-name="P6">Con el objeto de dar cumplimiento a los preceptos legales señalados, con carácter previo a la aprobación del texto normativo, y en virtud de las atribuciones que me confiere la legislación vigente,</text:p>
      <text:p text:style-name="P9"/>
      <text:p text:style-name="P5"><text:span text:style-name="T9">R</text:span><text:span text:style-name="T8">ESUELVO</text:span></text:p>
      <text:p text:style-name="P6"/>
      <text:p text:style-name="P8"><text:span text:style-name="T24">[En caso de realizar información pública]</text:span><text:span text:style-name="T8">PRIMERO</text:span>.- Someter a información pública el siguiente proyecto de <text:span text:style-name="T19">o</text:span>rdenanza <text:span text:style-name="T19">g</text:span><text:span text:style-name="T11">eneral</text:span> de <text:span text:style-name="T19">s</text:span>ubvenciones, a través del portal web $$DEL_AYTO$$ $$TRATAMIENTO_AYTO$$ $$NOMBRE_AYTO$$, durante un período de $$PERIODO_DIAS_2$$ días hábiles desde el siguiente a su inserción, a fin de dar audiencia a los ciudadanos afectados y recabar cuantas aportaciones adicionales puedan hacerse por otras personas o entidades.</text:p>
      <text:p text:style-name="P12">[Transcribir texto de la ordenanza]</text:p>
      <text:p text:style-name="P13"><text:span text:style-name="T23">[En caso de realizar información pública]</text:span><text:span text:style-name="T7">SEGUNDO</text:span><text:span text:style-name="T1">.- Comunicar la presente </text:span><text:span text:style-name="T4">r</text:span><text:span text:style-name="T1">esolución </text:span><text:span text:style-name="T6">al</text:span><text:span text:style-name="T5"> departamento que corresponda </text:span><text:span text:style-name="T6">de</text:span><text:span text:style-name="T1"> la Secretaría General, a los efectos de su publicación en el portal web $$DEL_AYTO$$ </text:span><text:span text:style-name="T4">$$AYUNTAMIENTO$$.</text:span></text:p>
      <text:p text:style-name="P11"><text:span text:style-name="T25">[En caso de </text:span><text:span text:style-name="T26">recabarse directamente la opinión de las organizaciones o asociaciones reconocidas por Ley que agrupen o representen a las personas cuyos derechos o intereses legítimos se vieren afectados por la norma y cuyos fines guarden relación directa con su objeto</text:span><text:span text:style-name="T25">]</text:span><text:span text:style-name="T10">TERCERO.-</text:span><text:span text:style-name="T27"> Recabarse directamente, </text:span><text:span text:style-name="T28">en virtud del artículo 133.2 de la Ley 39/2015, de 1 de octubre,</text:span><text:span text:style-name="T27"> la opinión de las organizaciones o asociaciones reconocidas por Ley que agrupen o representen a las personas cuyos derechos o intereses legítimos se vieren afectados por la norma y cuyos fines guarden relación directa con su objeto.</text:span></text:p>
      <text:p text:style-name="P16"><text:span text:style-name="Fuente_20_de_20_párrafo_20_predeter."><text:span text:style-name="T17"><text:script script:language="JOOScript">[#if FIRMANTES!?length &gt; 1]
	[#assign FIRMANTES_FDO_AUXILIAR="Fdo:"]
	[#assign FIRMANTES_AUXILIAR=FIRMANTES]
[#else]
	[#assign FIRMANTES_FDO_AUXILIAR="Fdo:"]
	[#assign FIRMANTES_AUXILIAR="El/La Alcalde/sa"]
[/#if]
[#if FIRMANTE_DELEGACION!?length &gt; 1]
		[#assign FIRMANTE_DELEGACION_AUXILIAR=FIRMANTE_DELEGACION]
[/#if]</text:script></text:span></text:span><text:span text:style-name="Fuente_20_de_20_párrafo_20_predeter."><text:span text:style-name="T16"><text:text-input text:description="JOOScript">${(FIRMANTES_FDO_AUXILIAR)!}</text:text-input></text:span></text:span><text:span text:style-name="T18"><text:s/></text:span><text:span text:style-name="Fuente_20_de_20_párrafo_20_predeter."><text:span text:style-name="T15"><text:text-input text:description="JOOScript">${(FIRMANTES_AUXILIAR)!}</text:text-input></text:span></text:span><text:span text:style-name="Fuente_20_de_20_párrafo_20_predeter."><text:span text:style-name="T15"><text:s/></text:span></text:span></text:p>
      <text:p text:style-name="P10"><text:span text:style-name="Fuente_20_de_20_párrafo_20_predeter."><text:span text:style-name="T14"><text:text-input text:description="JOOScript">${(FIRMANTE_DELEGACION_AUXILIAR)!}</text:text-input></text:span></text:span><text:span text:style-name="Fuente_20_de_20_párrafo_20_predeter."><text:span text:style-name="T14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3" svg:font-family="Arial"/>
    <style:font-face style:name="Lucida Sans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Calibri2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Calibri3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3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3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3" style:font-family-asian="Calibri" style:font-family-generic-asian="system" style:font-pitch-asian="variable" style:font-size-asian="11pt" style:language-asian="en" style:country-asian="US" style:font-name-complex="Calibri3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1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" fo:font-family="Arial" style:font-family-generic="swiss" style:font-pitch="variable" fo:font-size="8pt" style:font-size-asian="8pt" style:font-size-complex="8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MP5" style:family="paragraph" style:parent-style-name="Standard_20__28_user_29_">
      <style:paragraph-properties fo:text-align="end" style:justify-single-word="false"/>
      <style:text-properties fo:color="#000000" loext:opacity="100%" style:font-name="Arial1" fo:font-size="8pt" fo:font-style="italic" officeooo:paragraph-rsid="001f449d" style:font-size-asian="8pt" style:font-style-asian="italic" style:font-size-complex="8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DIRECCION_AYTO$$</text:p>
        <text:p text:style-name="MP2">$$TELEFONO_AYTO$$</text:p>
        <text:p text:style-name="MP4">$$WEB_AYTO$$</text:p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45</meta:editing-cycles>
    <meta:creation-date>2019-09-12T08:50:52.807000000</meta:creation-date>
    <meta:editing-duration>PT10H11M34S</meta:editing-duration>
    <meta:generator>LibreOffice/7.0.2.2$Windows_X86_64 LibreOffice_project/8349ace3c3162073abd90d81fd06dcfb6b36b994</meta:generator>
    <dc:date>2021-03-04T15:26:52.499000000</dc:date>
    <meta:document-statistic meta:table-count="0" meta:image-count="0" meta:object-count="0" meta:page-count="1" meta:paragraph-count="22" meta:word-count="466" meta:character-count="3253" meta:non-whitespace-character-count="2811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